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5264in" fo:margin-right="0in" fo:margin-top="0.1764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.5146in" fo:margin-right="1.0161in" fo:margin-top="0in" fo:margin-bottom="0in" loext:contextual-spacing="false" fo:line-height="174%" fo:text-align="start" style:justify-single-word="false" fo:keep-together="auto" fo:orphans="0" fo:widows="0" fo:text-indent="0.011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.5102in" fo:margin-right="0in" fo:margin-top="0.0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5102in" fo:margin-right="0in" fo:margin-top="0.27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5102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080708" fo:font-size="13.5pt" style:font-size-asian="13.5pt" style:font-size-complex="13.5pt"/>
    </style:style>
    <style:style style:name="P6" style:family="paragraph" style:parent-style-name="Standard">
      <style:paragraph-properties fo:margin-left="0.5102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5102in" fo:margin-right="0in" fo:margin-top="0.3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5102in" fo:margin-right="0in" fo:margin-top="0.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5102in" fo:margin-right="0in" fo:margin-top="0.340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5102in" fo:margin-right="0in" fo:margin-top="0.0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5102in" fo:margin-right="0in" fo:margin-top="0.29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5102in" fo:margin-right="0in" fo:margin-top="0.332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5102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5102in" fo:margin-right="0in" fo:margin-top="0.175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5102in" fo:margin-right="0in" fo:margin-top="0.47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5102in" fo:margin-right="0in" fo:margin-top="0.013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5075in" fo:margin-right="1.4173in" fo:margin-top="0.3429in" fo:margin-bottom="0in" loext:contextual-spacing="false" fo:line-height="124%" fo:text-align="start" style:justify-single-word="false" fo:keep-together="auto" fo:orphans="0" fo:widows="0" fo:text-indent="0.0028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5083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5083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5083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5075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5075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1264a3" fo:font-size="13.5pt" style:font-size-asian="13.5pt" style:font-size-complex="13.5pt"/>
    </style:style>
    <style:style style:name="P23" style:family="paragraph" style:parent-style-name="Standard" style:list-style-name="WWNum3">
      <style:paragraph-properties fo:margin-left="1in" fo:margin-right="0in" fo:margin-top="0.0618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4" style:family="paragraph" style:parent-style-name="Standard" style:list-style-name="WWNum7">
      <style:paragraph-properties fo:margin-left="1in" fo:margin-right="0in" fo:margin-top="0.0618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2">
      <style:paragraph-properties fo:margin-left="1in" fo:margin-right="0in" fo:margin-top="0.0618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6">
      <style:paragraph-properties fo:margin-left="1in" fo:margin-right="0in" fo:margin-top="0.3602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7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2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29" style:family="paragraph" style:parent-style-name="Standard" style:list-style-name="WWNum5">
      <style:paragraph-properties fo:margin-left="1in" fo:margin-right="0.6154in" fo:margin-top="0.0618in" fo:margin-bottom="0in" loext:contextual-spacing="false" fo:line-height="124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5083in" fo:margin-right="0in" fo:margin-top="0.0618in" fo:margin-bottom="0in" loext:contextual-spacing="false" fo:line-height="100%" fo:text-align="start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5083in" fo:margin-right="0in" fo:margin-top="0.0618in" fo:margin-bottom="0in" loext:contextual-spacing="false" fo:line-height="100%" fo:text-align="start" style:justify-single-word="false" fo:keep-together="auto" fo:orphans="0" fo:widows="0" fo:text-indent="0.4909in" style:auto-text-indent="false" fo:break-before="auto" fo:break-after="auto" fo:padding="0in" fo:border="none" fo:keep-with-next="auto"/>
      <style:text-properties fo:color="#1264a3" fo:font-size="13.5pt" style:font-size-asian="13.5pt" style:font-size-complex="13.5pt"/>
    </style:style>
    <style:style style:name="P32" style:family="paragraph" style:parent-style-name="Standard">
      <style:paragraph-properties fo:margin-left="0.5083in" fo:margin-right="0in" fo:margin-top="0.0154in" fo:margin-bottom="0in" loext:contextual-spacing="false" fo:line-height="100%" fo:text-align="start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5083in" fo:margin-right="0in" fo:margin-top="0.0016in" fo:margin-bottom="0in" loext:contextual-spacing="false" fo:line-height="100%" fo:text-align="start" style:justify-single-word="false" fo:keep-together="auto" fo:orphans="0" fo:widows="0" fo:text-indent="0.4909in" style:auto-text-indent="false" fo:break-before="auto" fo:break-after="auto" fo:padding="0in" fo:border="none" fo:keep-with-next="auto"/>
    </style:style>
    <style:style style:name="P34" style:family="paragraph" style:parent-style-name="Standard" style:list-style-name="WWNum8">
      <style:paragraph-properties fo:margin-left="1in" fo:margin-right="1.1244in" fo:margin-top="0.0618in" fo:margin-bottom="0in" loext:contextual-spacing="false" fo:line-height="124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4">
      <style:paragraph-properties fo:margin-left="1in" fo:margin-right="1.0909in" fo:margin-top="0.0618in" fo:margin-bottom="0in" loext:contextual-spacing="false" fo:line-height="134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5752in" fo:margin-right="0in" fo:margin-top="0.36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5752in" fo:margin-right="0in" fo:margin-top="0.046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5752in" fo:margin-right="0in" fo:margin-top="0.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5752in" fo:margin-right="0in" fo:margin-top="0.09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5752in" fo:margin-right="1.3165in" fo:margin-top="0.0618in" fo:margin-bottom="0in" loext:contextual-spacing="false" fo:line-height="124%" fo:text-align="start" style:justify-single-word="false" fo:keep-together="auto" fo:orphans="0" fo:widows="0" fo:text-indent="-0.0661in" style:auto-text-indent="false" fo:break-before="auto" fo:break-after="auto" fo:padding="0in" fo:border="none" fo:keep-with-next="auto"/>
    </style:style>
    <style:style style:name="P41" style:family="paragraph" style:parent-style-name="Standard" style:list-style-name="WWNum1">
      <style:paragraph-properties fo:margin-left="1in" fo:margin-right="1.3165in" fo:margin-top="0.0618in" fo:margin-bottom="0in" loext:contextual-spacing="false" fo:line-height="124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4984in" fo:margin-right="0in" fo:margin-top="0.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.4957in" fo:margin-right="0in" fo:margin-top="0.2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4957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.5035in" fo:margin-right="0in" fo:margin-top="0.342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6" style:family="paragraph" style:parent-style-name="Standard">
      <style:paragraph-properties fo:margin-left="0.5035in" fo:margin-right="0in" fo:margin-top="0.0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7" style:family="paragraph" style:parent-style-name="Standard">
      <style:paragraph-properties fo:margin-left="0.5035in" fo:margin-right="0in" fo:margin-top="0.21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8" style:family="paragraph" style:parent-style-name="Standard">
      <style:paragraph-properties fo:margin-left="0.5035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9" style:family="paragraph" style:parent-style-name="Standard">
      <style:paragraph-properties fo:margin-left="0.5146in" fo:margin-right="0in" fo:margin-top="0.31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0" style:family="paragraph" style:parent-style-name="Standard">
      <style:paragraph-properties fo:margin-left="0.5083in" fo:margin-right="0.7055in" fo:margin-top="0.1299in" fo:margin-bottom="0in" loext:contextual-spacing="false" fo:line-height="124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51" style:family="paragraph" style:parent-style-name="Standard">
      <style:paragraph-properties fo:margin-left="0.5083in" fo:margin-right="0.7791in" fo:margin-top="0.1055in" fo:margin-bottom="0in" loext:contextual-spacing="false" fo:line-height="124%" fo:text-align="start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52" style:family="paragraph" style:parent-style-name="Standard">
      <style:paragraph-properties fo:margin-left="0.5047in" fo:margin-right="0in" fo:margin-top="0.27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3" style:family="paragraph" style:parent-style-name="Standard">
      <style:paragraph-properties fo:margin-left="0.5047in" fo:margin-right="0in" fo:margin-top="0.0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4" style:family="paragraph" style:parent-style-name="Standard">
      <style:paragraph-properties fo:margin-left="0.5047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5" style:family="paragraph" style:parent-style-name="Standard">
      <style:paragraph-properties fo:margin-left="0.5047in" fo:margin-right="0in" fo:margin-top="0.559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6" style:family="paragraph" style:parent-style-name="Standard">
      <style:paragraph-properties fo:margin-left="0.5043in" fo:margin-right="0in" fo:margin-top="0.105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7" style:family="paragraph" style:parent-style-name="Standard">
      <style:paragraph-properties fo:margin-left="0.5043in" fo:margin-right="0in" fo:margin-top="0.3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8" style:family="paragraph" style:parent-style-name="Standard">
      <style:paragraph-properties fo:margin-left="0.5091in" fo:margin-right="0in" fo:margin-top="0.3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9" style:family="paragraph" style:parent-style-name="Standard">
      <style:paragraph-properties fo:margin-left="0.5484in" fo:margin-right="0in" fo:margin-top="0.1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5484in" fo:margin-right="0in" fo:margin-top="0.147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55in" fo:margin-right="0in" fo:margin-top="0.1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55in" fo:margin-right="0in" fo:margin-top="0.06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498in" fo:margin-right="0.6283in" fo:margin-top="0.072in" fo:margin-bottom="0in" loext:contextual-spacing="false" fo:line-height="126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5472in" fo:margin-right="0in" fo:margin-top="0.103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5" style:family="paragraph" style:parent-style-name="Standard">
      <style:paragraph-properties fo:margin-left="0.5035in" fo:margin-right="0.5839in" fo:margin-top="0.072in" fo:margin-bottom="0in" loext:contextual-spacing="false" fo:line-height="124%" fo:text-align="start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66" style:family="paragraph" style:parent-style-name="Standard">
      <style:paragraph-properties fo:margin-left="0.5508in" fo:margin-right="0in" fo:margin-top="0.015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5535in" fo:margin-right="0.8689in" fo:margin-top="0.0654in" fo:margin-bottom="0in" loext:contextual-spacing="false" fo:line-height="145%" fo:text-align="start" style:justify-single-word="false" fo:keep-together="auto" fo:orphans="0" fo:widows="0" fo:text-indent="-0.0075in" style:auto-text-indent="false" fo:break-before="auto" fo:break-after="auto" fo:padding="0in" fo:border="none" fo:keep-with-next="auto"/>
    </style:style>
    <style:style style:name="P68" style:family="paragraph" style:parent-style-name="Standard">
      <style:paragraph-properties fo:margin-left="0.5429in" fo:margin-right="0in" fo:margin-top="0.262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9" style:family="paragraph" style:parent-style-name="Standard">
      <style:paragraph-properties fo:margin-left="0.498in" fo:margin-right="0in" fo:margin-top="0.32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5035in" fo:margin-right="0.9102in" fo:margin-top="0.3602in" fo:margin-bottom="0in" loext:contextual-spacing="false" fo:line-height="124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71" style:family="paragraph" style:parent-style-name="Standard">
      <style:paragraph-properties fo:margin-left="0.6008in" fo:margin-right="0in" fo:margin-top="0.17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2" style:family="paragraph" style:parent-style-name="Standard">
      <style:paragraph-properties fo:margin-left="0.6008in" fo:margin-right="0in" fo:margin-top="0.04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6008in" fo:margin-right="0in" fo:margin-top="0.12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5925in" fo:margin-right="0in" fo:margin-top="0.04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5" style:family="paragraph" style:parent-style-name="Standard">
      <style:paragraph-properties fo:margin-left="0.5035in" fo:margin-right="0.6457in" fo:margin-top="0.3429in" fo:margin-bottom="0in" loext:contextual-spacing="false" fo:line-height="124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76" style:family="paragraph" style:parent-style-name="Standard">
      <style:paragraph-properties fo:margin-left="0.5in" fo:margin-right="1.1965in" fo:margin-top="0.4925in" fo:margin-bottom="0in" loext:contextual-spacing="false" fo:line-height="235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77" style:family="paragraph" style:parent-style-name="Standard">
      <style:paragraph-properties fo:margin-left="0.4992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080708" fo:font-size="13.5pt" style:font-size-asian="13.5pt" style:font-size-complex="13.5pt"/>
    </style:style>
    <style:style style:name="P78" style:family="paragraph" style:parent-style-name="Standard">
      <style:paragraph-properties fo:margin-left="0.4992in" fo:margin-right="0in" fo:margin-top="0.061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9" style:family="paragraph" style:parent-style-name="Standard">
      <style:paragraph-properties fo:margin-left="0.5075in" fo:margin-right="0.8016in" fo:margin-top="0.1055in" fo:margin-bottom="0in" loext:contextual-spacing="false" fo:line-height="126%" fo:text-align="start" style:justify-single-word="false" fo:keep-together="auto" fo:orphans="0" fo:widows="0" fo:text-indent="-0.011in" style:auto-text-indent="false" fo:break-before="auto" fo:break-after="auto" fo:padding="0in" fo:border="none" fo:keep-with-next="auto"/>
    </style:style>
    <style:style style:name="P80" style:family="paragraph" style:parent-style-name="Standard">
      <style:paragraph-properties fo:margin-left="0.5035in" fo:margin-right="0.4744in" fo:margin-top="0.0126in" fo:margin-bottom="0in" loext:contextual-spacing="false" fo:line-height="126%" fo:text-align="start" style:justify-single-word="false" fo:keep-together="auto" fo:orphans="0" fo:widows="0" fo:text-indent="0.0071in" style:auto-text-indent="false" fo:break-before="auto" fo:break-after="auto" fo:padding="0in" fo:border="none" fo:keep-with-next="auto"/>
    </style:style>
    <style:style style:name="P81" style:family="paragraph" style:parent-style-name="Standard">
      <style:paragraph-properties fo:margin-left="0.6126in" fo:margin-right="0in" fo:margin-top="0.130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2" style:family="paragraph" style:parent-style-name="Standard">
      <style:paragraph-properties fo:margin-left="0.5016in" fo:margin-right="1.0736in" fo:margin-top="0.1055in" fo:margin-bottom="0in" loext:contextual-spacing="false" fo:line-height="124%" fo:text-align="start" style:justify-single-word="false" fo:keep-together="auto" fo:orphans="0" fo:widows="0" fo:text-indent="0.0035in" style:auto-text-indent="false" fo:break-before="auto" fo:break-after="auto" fo:padding="0in" fo:border="none" fo:keep-with-next="auto"/>
    </style:style>
    <style:style style:name="P83" style:family="paragraph" style:parent-style-name="Standard">
      <style:paragraph-properties fo:margin-left="0.5752in" fo:margin-right="0.8016in" fo:margin-top="0.0709in" fo:margin-bottom="0in" loext:contextual-spacing="false" fo:line-height="138%" fo:text-align="start" style:justify-single-word="false" fo:keep-together="auto" fo:orphans="0" fo:widows="0" fo:text-indent="0.3327in" style:auto-text-indent="false" fo:break-before="auto" fo:break-after="auto" fo:padding="0in" fo:border="none" fo:keep-with-next="auto"/>
    </style:style>
    <style:style style:name="P84" style:family="paragraph" style:parent-style-name="Standard">
      <style:paragraph-properties fo:margin-left="0.9083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5" style:family="paragraph" style:parent-style-name="Standard">
      <style:paragraph-properties fo:margin-left="0.9083in" fo:margin-right="0.8138in" fo:margin-top="0.0709in" fo:margin-bottom="0in" loext:contextual-spacing="false" fo:line-height="12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6" style:family="paragraph" style:parent-style-name="Standard">
      <style:paragraph-properties fo:margin-left="0.5071in" fo:margin-right="0in" fo:margin-top="0.0709in" fo:margin-bottom="0in" loext:contextual-spacing="false" fo:line-height="278%" fo:text-align="center" style:justify-single-word="false" fo:keep-together="auto" fo:orphans="0" fo:widows="0" fo:text-indent="0.4925in" style:auto-text-indent="false" fo:break-before="auto" fo:break-after="auto" fo:padding="0in" fo:border="none" fo:keep-with-next="auto"/>
    </style:style>
    <style:style style:name="P87" style:family="paragraph" style:parent-style-name="Standard">
      <style:paragraph-properties fo:margin-left="1.0909in" fo:margin-right="0.5228in" fo:margin-top="0.0709in" fo:margin-bottom="0in" loext:contextual-spacing="false" fo:line-height="124%" fo:text-align="start" style:justify-single-word="false" fo:keep-together="auto" fo:orphans="0" fo:widows="0" fo:text-indent="-0.1827in" style:auto-text-indent="false" fo:break-before="auto" fo:break-after="auto" fo:padding="0in" fo:border="none" fo:keep-with-next="auto"/>
    </style:style>
    <style:style style:name="P88" style:family="paragraph" style:parent-style-name="Standard">
      <style:paragraph-properties fo:margin-left="1.0866in" fo:margin-right="0.7236in" fo:margin-top="0.0709in" fo:margin-bottom="0in" loext:contextual-spacing="false" fo:line-height="124%" fo:text-align="start" style:justify-single-word="false" fo:keep-together="auto" fo:orphans="0" fo:widows="0" fo:text-indent="-0.178in" style:auto-text-indent="false" fo:break-before="auto" fo:break-after="auto" fo:padding="0in" fo:border="none" fo:keep-with-next="auto"/>
    </style:style>
    <style:style style:name="P89" style:family="paragraph" style:parent-style-name="Standard">
      <style:paragraph-properties fo:margin-left="0.9083in" fo:margin-right="0.8654in" fo:margin-top="0.0709in" fo:margin-bottom="0in" loext:contextual-spacing="false" fo:line-height="124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0" style:family="paragraph" style:parent-style-name="Standard">
      <style:paragraph-properties fo:margin-left="0.5035in" fo:margin-right="0.7165in" fo:margin-top="0.1055in" fo:margin-bottom="0in" loext:contextual-spacing="false" fo:line-height="124%" fo:text-align="start" style:justify-single-word="false" fo:keep-together="auto" fo:orphans="0" fo:widows="0" fo:text-indent="-0.0071in" style:auto-text-indent="false" fo:break-before="auto" fo:break-after="auto" fo:padding="0in" fo:border="none" fo:keep-with-next="auto"/>
    </style:style>
    <style:style style:name="P91" style:family="paragraph" style:parent-style-name="Standard">
      <style:paragraph-properties fo:margin-left="0.5008in" fo:margin-right="0.6957in" fo:margin-top="0.0154in" fo:margin-bottom="0in" loext:contextual-spacing="false" fo:line-height="125%" fo:text-align="start" style:justify-single-word="false" fo:keep-together="auto" fo:orphans="0" fo:widows="0" fo:text-indent="0.0098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80708" style:text-line-through-style="none" style:text-line-through-type="none" style:text-position="0% 100%" style:font-name="Arial" fo:font-size="33pt" fo:font-style="normal" style:text-underline-style="none" fo:font-weight="bold" style:font-name-asian="Arial1" style:font-size-asian="33pt" style:font-style-asian="normal" style:font-weight-asian="bold" style:font-name-complex="Arial1" style:font-size-complex="33pt"/>
    </style:style>
    <style:style style:name="T2" style:family="text">
      <style:text-properties fo:font-variant="normal" fo:text-transform="none" fo:color="#080708" style:text-line-through-style="none" style:text-line-through-type="none" style:text-position="0% 100%" style:font-name="Arial" fo:font-size="21pt" fo:font-style="normal" style:text-underline-style="none" fo:font-weight="bold" style:font-name-asian="Arial1" style:font-size-asian="21pt" style:font-style-asian="normal" style:font-weight-asian="bold" style:font-name-complex="Arial1" style:font-size-complex="21pt"/>
    </style:style>
    <style:style style:name="T3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none" fo:font-weight="normal" style:font-name-asian="Arial1" style:font-size-asian="13.5pt" style:font-style-asian="normal" style:font-weight-asian="normal" style:font-name-complex="Arial1" style:font-size-complex="13.5pt"/>
    </style:style>
    <style:style style:name="T4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none" fo:font-weight="bold" style:font-name-asian="Arial1" style:font-size-asian="13.5pt" style:font-style-asian="normal" style:font-weight-asian="bold" style:font-name-complex="Arial1" style:font-size-complex="13.5pt"/>
    </style:style>
    <style:style style:name="T5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none" style:font-name-asian="Arial1" style:font-size-asian="13.5pt" style:font-style-asian="normal" style:font-name-complex="Arial1" style:font-size-complex="13.5pt"/>
    </style:style>
    <style:style style:name="T6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solid" style:text-underline-width="auto" style:text-underline-color="font-color" fo:font-weight="normal" style:font-name-asian="Arial1" style:font-size-asian="13.5pt" style:font-style-asian="normal" style:font-weight-asian="normal" style:font-name-complex="Arial1" style:font-size-complex="13.5pt"/>
    </style:style>
    <style:style style:name="T7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normal" style:text-underline-style="solid" style:text-underline-width="auto" style:text-underline-color="font-color" fo:font-weight="bold" style:font-name-asian="Arial1" style:font-size-asian="13.5pt" style:font-style-asian="normal" style:font-weight-asian="bold" style:font-name-complex="Arial1" style:font-size-complex="13.5pt"/>
    </style:style>
    <style:style style:name="T8" style:family="text">
      <style:text-properties fo:font-variant="normal" fo:text-transform="none" fo:color="#080708" style:text-line-through-style="none" style:text-line-through-type="none" style:text-position="0% 100%" style:font-name="Arial" fo:font-size="13.5pt" fo:font-style="italic" style:text-underline-style="none" fo:font-weight="normal" style:font-name-asian="Arial1" style:font-size-asian="13.5pt" style:font-style-asian="italic" style:font-weight-asian="normal" style:font-name-complex="Arial1" style:font-size-complex="13.5pt"/>
    </style:style>
    <style:style style:name="T9" style:family="text">
      <style:text-properties fo:font-variant="normal" fo:text-transform="none" fo:color="#080708" style:text-line-through-style="none" style:text-line-through-type="none" style:text-position="0% 100%" style:font-name="Arial" fo:font-size="16.5pt" fo:font-style="normal" style:text-underline-style="none" fo:font-weight="bold" style:font-name-asian="Arial1" style:font-size-asian="16.5pt" style:font-style-asian="normal" style:font-weight-asian="bold" style:font-name-complex="Arial1" style:font-size-complex="16.5pt"/>
    </style:style>
    <style:style style:name="T10" style:family="text">
      <style:text-properties fo:font-variant="normal" fo:text-transform="none" fo:color="#080708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font-variant="normal" fo:text-transform="none" fo:color="#080708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12" style:family="text">
      <style:text-properties fo:font-variant="normal" fo:text-transform="none" fo:color="#080708" style:text-line-through-style="none" style:text-line-through-type="none" style:text-position="0% 100%" style:font-name="Arial" fo:font-style="normal" style:text-underline-style="none" style:font-name-asian="Arial1" style:font-style-asian="normal" style:font-name-complex="Arial1"/>
    </style:style>
    <style:style style:name="T13" style:family="text">
      <style:text-properties fo:font-variant="normal" fo:text-transform="none" fo:color="#080708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4" style:family="text">
      <style:text-properties fo:font-variant="normal" fo:text-transform="none" fo:color="#1264a3" style:text-line-through-style="none" style:text-line-through-type="none" style:text-position="0% 100%" style:font-name="Arial" fo:font-size="13.5pt" fo:font-style="normal" style:text-underline-style="none" fo:font-weight="normal" style:font-name-asian="Arial1" style:font-size-asian="13.5pt" style:font-style-asian="normal" style:font-weight-asian="normal" style:font-name-complex="Arial1" style:font-size-complex="13.5pt"/>
    </style:style>
    <style:style style:name="T15" style:family="text">
      <style:text-properties fo:font-variant="normal" fo:text-transform="none" fo:color="#dc1e5a" style:text-line-through-style="none" style:text-line-through-type="none" style:text-position="0% 100%" style:font-name="Arial" fo:font-size="10.5pt" fo:font-style="normal" style:text-underline-style="none" fo:font-weight="bold" style:font-name-asian="Arial1" style:font-size-asian="10.5pt" style:font-style-asian="normal" style:font-weight-asian="bold" style:font-name-complex="Arial1" style:font-size-complex="10.5pt"/>
    </style:style>
    <style:style style:name="T16" style:family="text">
      <style:text-properties fo:font-variant="normal" fo:text-transform="none" fo:color="#dc1e5a" style:text-line-through-style="none" style:text-line-through-type="none" style:text-position="0% 100%" style:font-name="Arial" fo:font-size="10.5pt" fo:font-style="normal" style:text-underline-style="none" fo:font-weight="normal" fo:background-color="#1d1c1d" loext:char-shading-value="0" style:font-name-asian="Arial1" style:font-size-asian="10.5pt" style:font-style-asian="normal" style:font-weight-asian="normal" style:font-name-complex="Arial1" style:font-size-complex="10.5pt"/>
    </style:style>
    <style:style style:name="T17" style:family="text">
      <style:text-properties fo:font-variant="normal" fo:text-transform="none" fo:color="#dc1e5a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 fo:background-color="#ffffff"/>
    </style:style>
    <style:style style:name="T18" style:family="text">
      <style:text-properties fo:font-variant="normal" fo:text-transform="none" fo:color="#dc1e5a" style:text-line-through-style="none" style:text-line-through-type="none" style:text-position="0% 100%" style:font-name="Arial" fo:font-size="10.5pt" fo:font-style="normal" style:text-underline-style="none" fo:font-weight="normal" style:font-name-asian="Arial1" style:font-size-asian="10.5pt" style:font-style-asian="normal" style:font-weight-asian="normal" style:font-name-complex="Arial1" style:font-size-complex="10.5pt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tyle="normal" style:text-underline-style="none" style:font-name-asian="Arial1" style:font-style-asian="normal" style:font-name-complex="Arial1"/>
    </style:style>
    <style:style style:name="T20" style:family="text">
      <style:text-properties fo:color="#080708" fo:font-size="13.5pt" style:font-size-asian="13.5pt" style:font-size-complex="13.5pt"/>
    </style:style>
    <style:style style:name="T21" style:family="text">
      <style:text-properties fo:color="#080708" fo:font-size="13.5pt" style:text-underline-style="none" style:font-size-asian="13.5pt" style:font-size-complex="13.5pt"/>
    </style:style>
    <style:style style:name="T22" style:family="text">
      <style:text-properties fo:color="#080708" fo:font-size="11pt" style:font-size-asian="11pt" style:font-size-complex="11pt"/>
    </style:style>
    <style:style style:name="T23" style:family="text">
      <style:text-properties fo:color="#ff0000" style:text-position="0% 100%"/>
    </style:style>
    <style:style style:name="T2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ven: supervivencia - <text:s/></text:span></text:p>
      <text:p text:style-name="P2"><text:span text:style-name="T1">Eclipse /VSCode howto Java </text:span><text:span text:style-name="T2">Maven en consola y en Eclipse </text:span></text:p>
      <text:p text:style-name="P3"><text:span text:style-name="T3">Es necesario ver los 9 vídeos del tutorial. </text:span><text:span text:style-name="T6">Fundamentales los 6 primeros.</text:span><text:span text:style-name="T3"> </text:span></text:p>
      <text:p text:style-name="P17"><text:span text:style-name="T20">[Nota si estas cursando el módulo de programación: e</text:span><text:span text:style-name="T3">stos contenidos -todo lo relacionado con Maven- se evalúa en como <text:s/>metodologías de la programación.</text:span><text:span text:style-name="T20">]</text:span></text:p>
      <text:p text:style-name="P4"><text:span text:style-name="T9">Maven Tutorial for Beginners - VIDEOS: </text:span></text:p>
      <text:p text:style-name="P18"><text:span text:style-name="T14">https://www.youtube.com/watch?v=HBXxBJ-7LFw&amp;index=1&amp; </text:span></text:p>
      <text:p text:style-name="P21"><text:span text:style-name="T14">list=PLS1QulWo1RIaaQ3mAU9Nj4rqfwbAv3wIZ </text:span></text:p>
      <text:p text:style-name="P22"/>
      <text:list xml:id="list1982284992" text:style-name="WWNum3">
        <text:list-item>
          <text:p text:style-name="P23"><text:span text:style-name="T10"><text:s/></text:span><text:span text:style-name="T3">Maven Tutorial for Beginners 2 - How to Install and Setup Maven: </text:span></text:p>
        </text:list-item>
      </text:list>
      <text:p text:style-name="P19"><text:span text:style-name="T14">https://www.youtube.com/watch?v=3ODSQ0EpoQI&amp;index=2&amp; </text:span></text:p>
      <text:p text:style-name="P21"><text:span text:style-name="T14">list=PLS1QulWo1RIaaQ3mAU9Nj4rqfwbAv3wIZ </text:span></text:p>
      <text:list xml:id="list1474527889" text:style-name="WWNum5">
        <text:list-item>
          <text:p text:style-name="P29"><text:span text:style-name="T3">Sólo en caso de que sea necesario: </text:span><text:span text:style-name="T4">Installing the Java JDK Software and <text:s/>Setting JAVA_HOME on Windows </text:span><text:span text:style-name="T3">: </text:span></text:p>
        </text:list-item>
      </text:list>
      <text:p text:style-name="P20"><text:span text:style-name="T14">https://www.youtube.com/watch?v=Hjs6L... </text:span></text:p>
      <text:p text:style-name="P5"/>
      <text:p text:style-name="P6"><text:span text:style-name="T3">Paso a paso y comandos en: <text:s/></text:span></text:p>
      <text:p text:style-name="P30"><text:span text:style-name="T14">http://www.codebind.com/maven/install-maven-windows/ </text:span></text:p>
      <text:p text:style-name="P31"/>
      <text:list xml:id="list424929951" text:style-name="WWNum8">
        <text:list-item>
          <text:p text:style-name="P34"><text:span text:style-name="T10"><text:s/></text:span><text:span text:style-name="T3">Lanzarlo desde </text:span><text:span text:style-name="T4">consola </text:span><text:span text:style-name="T3">y configurar proyecto: </text:span><text:span text:style-name="T4">Creating First Maven <text:s/>Project 3 </text:span></text:p>
        </text:list-item>
      </text:list>
      <text:p text:style-name="P32"><text:span text:style-name="T14">https://youtu.be/MHrUzW-4XzI </text:span></text:p>
      <text:list xml:id="list3312300767" text:style-name="WWNum4">
        <text:list-item>
          <text:p text:style-name="P35"><text:span text:style-name="T10"><text:s/></text:span><text:span text:style-name="T3">==&gt;&gt; Maven Tutorial for Beginners 4 - </text:span><text:span text:style-name="T4">Creating Maven project using <text:s/>Eclipse IDE + dependencia JUnit test de Unidad + Understanding <text:s/></text:span><text:span text:style-name="T15">pom.xml </text:span></text:p>
        </text:list-item>
      </text:list>
      <text:p text:style-name="P33"><text:soft-page-break/><text:span text:style-name="T14">https://www.youtube.com/watch?v=TpPEgCm65CE </text:span></text:p>
      <text:p text:style-name="P36"><text:span text:style-name="T10"><text:s/></text:span></text:p>
      <text:list xml:id="list2141029354" text:style-name="WWNum6">
        <text:list-item>
          <text:p text:style-name="P26"><text:span text:style-name="T3">Maven Tutorial for Beginners 5 - How to create a jar file with Maven </text:span></text:p>
        </text:list-item>
      </text:list>
      <text:p text:style-name="P19"><text:span text:style-name="T14">https://www.youtube.com/watch?v=vGtGxKZQ-l8 </text:span></text:p>
      <text:p text:style-name="P7"><text:span text:style-name="T9">Maven lifecycle </text:span></text:p>
      <text:p text:style-name="P18"><text:span text:style-name="T14">https://maven.apache.org/guides/introduction/introduction-to-the-lifecycle.html </text:span></text:p>
      <text:p text:style-name="P7"><text:span text:style-name="T9">Maven en 5 minutos: </text:span></text:p>
      <text:p text:style-name="P18"><text:span text:style-name="T14">https://maven.apache.org/guides/getting-started/maven-in-five-minutes.html </text:span></text:p>
      <text:p text:style-name="P7"><text:span text:style-name="T9">Maven Getting Started Guide </text:span></text:p>
      <text:p text:style-name="P18"><text:span text:style-name="T14">https://maven.apache.org/guides/getting-started/index.html </text:span></text:p>
      <text:p text:style-name="P8"><text:span text:style-name="T9">Maven Repository </text:span></text:p>
      <text:p text:style-name="P18"><text:span text:style-name="T14">https://mvnrepository.com/ </text:span></text:p>
      <text:list xml:id="list3670577863" text:style-name="WWNum7">
        <text:list-item>
          <text:p text:style-name="P24"><text:span text:style-name="T10"><text:s/></text:span><text:span text:style-name="T3">la librería de assertj </text:span></text:p>
        </text:list-item>
      </text:list>
      <text:p text:style-name="P40"><text:span text:style-name="T14">https://mvnrepository.com/artifact/org.assertj/assertj-core-java8/1.0.0m1 </text:span></text:p>
      <text:list xml:id="list1031798845" text:style-name="WWNum1">
        <text:list-item>
          <text:p text:style-name="P41"><text:span text:style-name="T20"><text:s/></text:span><text:span text:style-name="T3">junit </text:span></text:p>
        </text:list-item>
      </text:list>
      <text:p text:style-name="P20"><text:span text:style-name="T14">https://mvnrepository.com/artifact/junit/junit/4.12 </text:span></text:p>
      <text:p text:style-name="P42"><text:span text:style-name="T9">JAR </text:span></text:p>
      <text:p text:style-name="P18"><text:span text:style-name="T14">https://en.wikipedia.org/wiki/JAR_(file_format) </text:span></text:p>
      <text:p text:style-name="P19"><text:span text:style-name="T14">https://en.wikipedia.org/wiki/Java_class_file </text:span></text:p>
      <text:p text:style-name="P43"><text:span text:style-name="T9">What is Hamcrest? </text:span></text:p>
      <text:p text:style-name="P18"><text:span text:style-name="T14">https://www.captechconsulting.com/blogs/What-is-Hamcrest </text:span></text:p>
      <text:p text:style-name="P19"><text:soft-page-break/><text:span text:style-name="T14">https://code.google.com/archive/p/hamcrest/wikis/Tutorial.wiki </text:span></text:p>
      <text:p text:style-name="P45"><text:span text:style-name="T3">-----------------––––––––––––––––------------–––––––––––––----–––––--------- </text:span></text:p>
      <text:p text:style-name="P49"><text:span text:style-name="T2">Maven en VSCode </text:span></text:p>
      <text:p text:style-name="P50"><text:span text:style-name="T3">Lee cómo se instala y cómo se procede con esta extensión para VSCode aquí: </text:span><text:span text:style-name="T14">https://marketplace.visualstudio.com/items?itemName=vscjava.vscode-maven </text:span></text:p>
      <text:p text:style-name="P9"><text:span text:style-name="T9">Instalar la extensión </text:span></text:p>
      <text:p text:style-name="P51"><text:span text:style-name="T3">En la pestaña extensiones busca la extensión </text:span><text:span text:style-name="T4">Maven Project Explorer</text:span><text:span text:style-name="T3">: </text:span><text:span text:style-name="T14">https://marketplace.visualstudio.com/items?itemName=vscjava.vscode-maven </text:span></text:p>
      <text:p text:style-name="P52"><text:span text:style-name="T9">Crear la carpeta del proyecto. </text:span></text:p>
      <text:p text:style-name="P56"><text:span text:style-name="T3">O no porque el </text:span><text:span text:style-name="T16">archetype</text:span><text:span text:style-name="T17"> </text:span><text:span text:style-name="T3">la crea por nosotros. </text:span></text:p>
      <text:p text:style-name="P58"><text:span text:style-name="T9">Update maven archetype Catalog </text:span></text:p>
      <text:p text:style-name="P44"><text:span text:style-name="T3">Abrir la consola: </text:span></text:p>
      <text:p text:style-name="P59"><text:span text:style-name="T18">Ctlr + Shift + P </text:span></text:p>
      <text:p text:style-name="P10"><text:span text:style-name="T3">Ejecutar el comando: </text:span></text:p>
      <text:p text:style-name="P61"><text:span text:style-name="T18">Maven: Update maven archetype Catalog </text:span></text:p>
      <text:p text:style-name="P57"><text:span text:style-name="T9">elegir el Archetipo </text:span></text:p>
      <text:p text:style-name="P60"><text:span text:style-name="T18">Generate from Maven Archetype. </text:span></text:p>
      <text:p text:style-name="P63"><text:span text:style-name="T3">The extension loads archetypes listed in </text:span><text:span text:style-name="T18">local/remote catelog </text:span><text:span text:style-name="T3">. After selection, <text:s/>the extension fires </text:span><text:span text:style-name="T18">mvn archetype:generate -D.. </text:span><text:span text:style-name="T3">. in terminal. </text:span></text:p>
      <text:p text:style-name="P11"><text:span text:style-name="T3">Ejecutar en consola el comando: </text:span></text:p>
      <text:p text:style-name="P61"><text:span text:style-name="T18">Maven: Generate from Maven Achetype </text:span></text:p>
      <text:p text:style-name="P46"><text:span text:style-name="T3">Seleccionar el arquetipo e introducir la info: </text:span></text:p>
      <text:p text:style-name="P64"><text:span text:style-name="T18">maven-archetype-quickstart </text:span></text:p>
      <text:p text:style-name="P65"><text:span text:style-name="T3">Introducir toda esta información a cada pregunta en el terminal (qué significa <text:s/>cada uno de estos parámetros está explicado en el vídeo anterior Creating First <text:s/>Maven Project 3): </text:span></text:p>
      <text:p text:style-name="P66"><text:soft-page-break/><text:span text:style-name="T16">groupID: org.mvpigs</text:span><text:span text:style-name="T18"> </text:span><text:span text:style-name="T3">=&gt; unique across organization </text:span></text:p>
      <text:p text:style-name="P62"><text:span text:style-name="T16">artifactID: bicipalma </text:span><text:span text:style-name="T3">=&gt; nombre del proyecto </text:span></text:p>
      <text:p text:style-name="P67"><text:span text:style-name="T16">version: 1.0-SNAPSHOT </text:span><text:span text:style-name="T3">=&gt; es una versión de desarrollo; así se llamará el .jar </text:span><text:span text:style-name="T18">package: org.mvpigs.bicipalma </text:span></text:p>
      <text:p text:style-name="P68"><text:span text:style-name="T16">Y::</text:span><text:span text:style-name="T18"> </text:span><text:span text:style-name="T3">para confirmar la anterior configuración: has de revisarla </text:span></text:p>
      <text:p text:style-name="P69"><text:span text:style-name="T9">Tree </text:span></text:p>
      <text:p text:style-name="P70"><text:span text:style-name="T3">Ya tenemos el árbol de Maven en el explorador con las dos primeras clases <text:s/>creadas, una para desarrollo otra para testing: </text:span></text:p>
      <text:p text:style-name="P37"><text:span text:style-name="T18">src &gt; main &gt; java &gt; org &gt; mvpigs &gt; bicipalma &gt;&gt; app.java </text:span></text:p>
      <text:p text:style-name="P38"><text:span text:style-name="T18">test &gt; java &gt; org &gt; mvpigs &gt; bicipalma &gt; appTest.java </text:span></text:p>
      <text:p text:style-name="P12"><text:span text:style-name="T9">POM.XML </text:span></text:p>
      <text:p text:style-name="P13"><text:span text:style-name="T3">Revisamos el </text:span><text:span text:style-name="T18">POM.xml </text:span></text:p>
      <text:p text:style-name="P53"><text:span text:style-name="T3">Chequeamos que existe la dependencia a </text:span><text:span text:style-name="T18">JUnit </text:span></text:p>
      <text:p text:style-name="P71"><text:span text:style-name="T13">&lt;!-- https://mvnrepository.com/artifact/junit/junit --&gt; </text:span></text:p>
      <text:p text:style-name="P72"><text:span text:style-name="T13">&lt;dependency&gt; </text:span></text:p>
      <text:p text:style-name="P74"><text:span text:style-name="T13"><text:s/>&lt;groupId&gt;junit&lt;/groupId&gt; </text:span></text:p>
      <text:p text:style-name="P74"><text:span text:style-name="T13"><text:s/>&lt;artifactId&gt;junit&lt;/artifactId&gt; </text:span></text:p>
      <text:p text:style-name="P74"><text:span text:style-name="T13"><text:s/>&lt;version&gt;4.12&lt;/version&gt; </text:span></text:p>
      <text:p text:style-name="P74"><text:span text:style-name="T13"><text:s/>&lt;scope&gt;test&lt;/scope&gt; </text:span></text:p>
      <text:p text:style-name="P72"><text:span text:style-name="T13">&lt;/dependency&gt; </text:span></text:p>
      <text:p text:style-name="P47"><text:span text:style-name="T3">Sino, hay que ir a los repositorios de Maven y añadirla: <text:s/></text:span></text:p>
      <text:p text:style-name="P19"><text:span text:style-name="T14">https://mvnrepository.com/artifact/junit/junit </text:span></text:p>
      <text:p text:style-name="P75"><text:span text:style-name="T3">Como queremos trabajar con Java 8, chequeamos o incluímos esta propiedad, <text:s/>antes de las dependencias: </text:span></text:p>
      <text:p text:style-name="P73"><text:soft-page-break/><text:span text:style-name="T13">&lt;properties&gt; </text:span></text:p>
      <text:p text:style-name="P72"><text:span text:style-name="T13">&lt;maven.compiler.source&gt;1.8&lt;/maven.compiler.source&gt; </text:span></text:p>
      <text:p text:style-name="P72"><text:span text:style-name="T13">&lt;maven.compiler.target&gt;1.8&lt;/maven.compiler.target&gt; </text:span></text:p>
      <text:p text:style-name="P72"><text:span text:style-name="T13">&lt;project.build.sourceEncoding&gt;UTF-8&lt;/project.build.sourceEncoding&gt; </text:span></text:p>
      <text:p text:style-name="P72"><text:span text:style-name="T13">&lt;/properties&gt; </text:span></text:p>
      <text:p text:style-name="P76"><text:span text:style-name="T3">----------------–––––––––––––––-------------------------------------------------------</text:span><text:span text:style-name="T2">JAVA en VSCode </text:span></text:p>
      <text:p text:style-name="P14"><text:span text:style-name="T3">En la pestaña extensiones busca e instala las extensiones: </text:span></text:p>
      <text:list xml:id="list1081882438" text:style-name="WWNum2">
        <text:list-item>
          <text:list>
            <text:list-item>
              <text:p text:style-name="P25"><text:span text:style-name="T3">Language support for Java for Visual Studio Code </text:span></text:p>
            </text:list-item>
            <text:list-item>
              <text:p text:style-name="P27"><text:span text:style-name="T3">Debugger for Java </text:span></text:p>
            </text:list-item>
            <text:list-item>
              <text:p text:style-name="P27"><text:span text:style-name="T3">Java Test Runner <text:s/></text:span></text:p>
            </text:list-item>
            <text:list-item>
              <text:p text:style-name="P27"><text:span text:style-name="T3">Java Extension Pack </text:span></text:p>
            </text:list-item>
          </text:list>
        </text:list-item>
      </text:list>
      <text:p text:style-name="P77"/>
      <text:p text:style-name="P78"><text:span text:style-name="T3">Tendrás que recargar VSCode (MS style). </text:span></text:p>
      <text:p text:style-name="P7"><text:span text:style-name="T9">Ejecutar código </text:span></text:p>
      <text:p text:style-name="P54"><text:span text:style-name="T3">Crea un proyecto Maven del archetipo quickstart: </text:span></text:p>
      <text:p text:style-name="P64"><text:span text:style-name="T18">maven-archetype-quickstart </text:span></text:p>
      <text:p text:style-name="P46"><text:span text:style-name="T3">o abre una carpeta donde tengas algún proyecto Java. </text:span></text:p>
      <text:p text:style-name="P7"><text:span text:style-name="T9">LAUNCH.JSON </text:span></text:p>
      <text:p text:style-name="P79"><text:span text:style-name="T3">Vete a la pestaña </text:span><text:span text:style-name="T8">Debugging</text:span><text:span text:style-name="T3">. Agrega la configuración </text:span><text:span text:style-name="T18">launch.json: java </text:span><text:span text:style-name="T3">haciendo click en abrir </text:span><text:span text:style-name="T16">launch.json </text:span><text:span text:style-name="T3">(la ruedecita de mecanismo con el punto <text:s/>naranja llamando tu atención). </text:span></text:p>
      <text:p text:style-name="P80"><text:span text:style-name="T3">Debemos indicar en el </text:span><text:span text:style-name="T16">launch.json </text:span><text:span text:style-name="T3">cuál es la clase que contiene la función <text:s/></text:span><text:span text:style-name="T18">main </text:span><text:span text:style-name="T3">. En nuestro caso, la clase </text:span><text:span text:style-name="T16">App.java </text:span><text:span text:style-name="T3">contiene la función </text:span><text:span text:style-name="T16">main </text:span><text:span text:style-name="T3">y está dentro <text:s/>del paquete </text:span><text:span text:style-name="T18">ejemplo </text:span><text:span text:style-name="T3">: </text:span></text:p>
      <text:p text:style-name="P81"><text:span text:style-name="T13">"mainClass": "ejemplo.App", </text:span></text:p>
      <text:p text:style-name="P15"><text:soft-page-break/><text:span text:style-name="T9">Run </text:span></text:p>
      <text:p text:style-name="P56"><text:span text:style-name="T3">Observa la salida en el terminal de VSCode. </text:span></text:p>
      <text:p text:style-name="P7"><text:span text:style-name="T9">Realiza el ciclo de vida de Maven: </text:span></text:p>
      <text:p text:style-name="P82"><text:span text:style-name="T3">Clic con botón derecho sobre el nombre de un proyecto maven en la vista <text:s/></text:span><text:span text:style-name="T8">Explorador &gt; Maven Projects</text:span><text:span text:style-name="T3">. </text:span></text:p>
      <text:p text:style-name="P48"><text:span text:style-name="T3">Selecciona en el menú emergente el comando que quieras ejecutar: </text:span></text:p>
      <text:p text:style-name="P39"><text:span text:style-name="T18">validate </text:span></text:p>
      <text:p text:style-name="P83"><text:span text:style-name="T10"><text:s/></text:span><text:span text:style-name="T3">validate the project is correct and all necessary information is available </text:span><text:span text:style-name="T18">compile </text:span></text:p>
      <text:p text:style-name="P84"><text:span text:style-name="T3">compile the source code of the project </text:span></text:p>
      <text:p text:style-name="P39"><text:span text:style-name="T23">test</text:span><text:span text:style-name="T18"> </text:span></text:p>
      <text:p text:style-name="P85"><text:span text:style-name="T3">test the compiled source code using a suitable unit testing framework. <text:s/>These tests should not require the code be packaged or deployed </text:span></text:p>
      <text:p text:style-name="P37"><text:span text:style-name="T18">package </text:span></text:p>
      <text:p text:style-name="P86"><text:span text:style-name="T3">take the compiled code and package it in its distributable format, such as</text:span><text:span text:style-name="T24"> </text:span><text:span text:style-name="T3">a JAR. </text:span></text:p>
      <text:p text:style-name="P39"><text:span text:style-name="T10"><text:s/></text:span><text:span text:style-name="T18">verify </text:span></text:p>
      <text:p text:style-name="P87"><text:span text:style-name="T3">run any checks on results of integration tests to ensure quality criteria are <text:s/>met </text:span></text:p>
      <text:p text:style-name="P37"><text:span text:style-name="T18">install </text:span></text:p>
      <text:p text:style-name="P88"><text:span text:style-name="T3">install the package into the local repository, for use as a dependency in <text:s/>other projects locally </text:span></text:p>
      <text:p text:style-name="P37"><text:span text:style-name="T18">deploy </text:span></text:p>
      <text:p text:style-name="P89"><text:span text:style-name="T3">done in the build environment, copies the final package to the remote <text:s/>repository for sharing with other developers and projects. </text:span></text:p>
      <text:p text:style-name="P55"><text:span text:style-name="T9">GIT </text:span></text:p>
      <text:p text:style-name="P90"><text:span text:style-name="T3">Vete a la vista </text:span><text:span text:style-name="T8">Control de código fuente </text:span><text:span text:style-name="T3">y pon en seguimiento el directorio que <text:s/>quieras del proyecto. </text:span></text:p>
      <text:p text:style-name="P91"><text:span text:style-name="T3">Es importante que configures el fichero . </text:span><text:span text:style-name="T16">gitignore </text:span><text:span text:style-name="T3">para que Git </text:span><text:span text:style-name="T7">no </text:span><text:span text:style-name="T6">realice un </text:span><text:span text:style-name="T3"><text:s/></text:span><text:span text:style-name="T6">seguimiento de los directorios y ficheros de configuración </text:span><text:span text:style-name="T3">del proyecto Maven, <text:s/>de Eclipse o de VSCode (o de tu RAD /IDE particular). </text:span></text:p>
      <text:p text:style-name="P16"><text:soft-page-break/><text:span text:style-name="T3">En github encontrarás ejemplos como este: </text:span></text:p>
      <text:p text:style-name="P19"><text:span text:style-name="T14">https://gist.github.com/dedunumax/54e82214715e35439227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3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font-name="Arial" fo:font-family="Arial" style:font-family-generic="roman" style:font-pitch="variable" style:text-underline-style="none" fo:font-weight="normal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 fo:font-weight="normal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13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13.5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 fo:font-weight="normal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807in" style:num-format="1" style:print-orientation="portrait" fo:margin-top="0.25in" fo:margin-bottom="0.6008in" fo:margin-left="0.2543in" fo:margin-right="0.2602in" style:writing-mode="lr-tb" style:layout-grid-color="#c0c0c0" style:layout-grid-lines="275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23" meta:word-count="801" meta:character-count="6465" meta:non-whitespace-character-count="5645"/>
    <meta:generator>LibreOfficeDev/6.0.5.2$Linux_X86_64 LibreOffice_project/</meta:generator>
  </office:meta>
</office:document-meta>
</file>